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justify" style:justify-single-word="false"/>
      <style:text-properties fo:font-weight="bold" style:font-weight-asian="bold" style:font-weight-complex="bold"/>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style:text-properties fo:font-style="italic" style:font-style-asian="italic" style:font-style-complex="italic"/>
    </style:style>
    <style:style style:name="P4" style:family="paragraph" style:parent-style-name="Table_20_Contents">
      <style:paragraph-properties fo:text-align="justify" style:justify-single-word="false"/>
      <style:text-properties fo:font-weight="bold" style:font-weight-asian="bold" style:font-weight-complex="bold"/>
    </style:style>
    <style:style style:name="P5" style:family="paragraph" style:parent-style-name="Table_20_Contents">
      <style:paragraph-properties fo:text-align="center" style:justify-single-word="false"/>
      <style:text-properties fo:font-weight="bold" style:font-weight-asian="bold" style:font-weight-complex="bold"/>
    </style:style>
    <style:style style:name="P6" style:family="paragraph" style:parent-style-name="Table_20_Contents">
      <style:paragraph-properties fo:text-align="center" style:justify-single-word="false"/>
    </style:style>
    <style:style style:name="T1" style:family="text">
      <style:text-properties fo:font-style="italic" style:font-style-asian="italic" style:font-style-complex="itali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yecto Serie 1000</text:p>
      <text:p text:style-name="P2"/>
      <text:p text:style-name="P2">Este fue uno de los primeros proyectos ambiciosos de una industria argentina en el campo de la computación digital. El responsable fue la División Electrónica <text:s/>de FATE S.A., en la cual se desempeñaba como Gerente General el Ing. Roberto Zubieta.</text:p>
      <text:p text:style-name="P2">El proyecto que tuvo vigencia desde 1973 al 1976, consistió principalmente en el diseño, desarrollo, producción y comercialización de un minicomputador de porte medio, abarcando su hardware y software. Además, fue un esfuerzo pionero en la materia en toda América Latina, por parte de una empresa de capitales nacionales con tecnología generada internamente en los componentes centrales del producto. Buscaba competir en el mercado con los sistemas importados, por lo que se pretendió que fuera una computadora al “<text:span text:style-name="T1">estado del arte</text:span>” del momento.</text:p>
      <text:p text:style-name="P2"/>
      <text:p text:style-name="P2">La empresa estimó la cantidad de sistemas de la Serie 1000 a ser provistos, durante el período 1977-1981, en 12, 19, 28, 33 y 35, respectivamente, instalaciones anuales.</text:p>
      <text:p text:style-name="P2"/>
      <text:p text:style-name="P2">Las principales características del hardware fueron:</text:p>
      <text:p text:style-name="P2"/>
      <text:p text:style-name="P2">* Procesador Central: se implementó en base a un microprocesador integrado de procesamiento paralelo de 24 bits, con características de microprogramación con almacenamiento de control escribible (WCS). Tuvo un microciclo de 300 micro segundos y un conjunto de microinstrucciones especialmente diseñado para la implementación de intérpretes. Disponía de 32 registros: 16 de propósito general y 16 dedicados y 1 stack de 64 capas.</text:p>
      <text:p text:style-name="P2"/>
      <text:p text:style-name="P2">* Memoria: era escalable de 8KB a 65KB en segmentos de 8KB. El tiempo de acceso al nivel de almacenamiento fue de 340 nano segundos y el tamaño de palabra variable de 1 a 24 bits.</text:p>
      <text:p text:style-name="P2"/>
      <text:p text:style-name="P3">(Tanto el procesador central como la memoria eran de tecnología en base a circuitos integrados MOS VLSI.)</text:p>
      <text:p text:style-name="P2"/>
      <text:p text:style-name="P2">* Almacenamiento: utilizó discos rígidos, desde 1 Mb hasta más de 10 Mb. El producto estándar tenía un disco rígido y uno removible, ambos de 5Mb.</text:p>
      <text:p text:style-name="P2"/>
      <text:p text:style-name="P2">* Procesador alfanumérico: disponía de un microprocesador microprogramado, que soportaba hasta 16 canales de Entrada/Salida. Se podían tener más de 1 microprocesador dentro del sistema. La tasa de transferencia de datos total es de 3 Mb/ seg. máx., la del canal de transferencia es de 1 Mb/ seg. máx. y los 16 canales pueden estar operativos al mismo tiempo.</text:p>
      <text:p text:style-name="P2"/>
      <text:p text:style-name="P2">* Terminal de entrada de datos: la Serie 1000 tenía terminal con una pantalla de tipo CRT (Cathode Ray Tube) y un teclado alfanumérico, y estaba provista de un microprocesador programable. La pantalla de operación también del tipo CRT de 16 líneas de 64 caracteres, con una matriz de 7 x 9 y una conexión de 4 hilos e interfase RS 232.</text:p>
      <text:p text:style-name="P2"/>
      <text:p text:style-name="P2">* Impresora: la velocidad de impresión lograda variaba según desde los 60 caracteres por segundo hasta, la máxima admisible, 200 lpm (líneas por minuto). El equipo estándar era una impresora del tipo “Margarita” de 132 columnas.</text:p>
      <text:p text:style-name="P2"/>
      <text:p text:style-name="P2">* Otros periféricos: El sistema admitía otros periféricos adecuados para sus objetivos de mercado y para el adecuado desempeño del mism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6-22T18:37:32</meta:creation-date>
    <dc:date>2009-06-22T20:39:17</dc:date>
    <meta:editing-duration>PT01H37M28S</meta:editing-duration>
    <meta:editing-cycles>24</meta:editing-cycles>
    <meta:generator>OpenOffice.org/3.0$Linux OpenOffice.org_project/300m15$Build-9379</meta:generator>
    <meta:document-statistic meta:table-count="0" meta:image-count="0" meta:object-count="0" meta:page-count="1" meta:paragraph-count="13" meta:word-count="482" meta:character-count="2945"/>
    <meta:user-defined meta:name="Información 1"/>
    <meta:user-defined meta:name="Información 2"/>
    <meta:user-defined meta:name="Información 3"/>
    <meta:user-defined meta:name="Información 4"/>
  </office:meta>
</office:document-meta>
</file>